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200000062D35CCD2D.png" manifest:media-type="image/png"/>
  <manifest:file-entry manifest:full-path="Pictures/10000000000002E600000106DE310911.png" manifest:media-type="image/png"/>
  <manifest:file-entry manifest:full-path="Pictures/10000000000003200000025B63EEE8E6.png" manifest:media-type="image/png"/>
  <manifest:file-entry manifest:full-path="Pictures/1000000000000313000001A206574EF1.png" manifest:media-type="image/png"/>
  <manifest:file-entry manifest:full-path="Pictures/100000000000028B000000EA7F9C4C09.png" manifest:media-type="image/png"/>
  <manifest:file-entry manifest:full-path="Pictures/10000000000001DA0000006818A0F806.png" manifest:media-type="image/png"/>
  <manifest:file-entry manifest:full-path="Pictures/1000000000000291000000A582B4D345.png" manifest:media-type="image/png"/>
  <manifest:file-entry manifest:full-path="Pictures/1000000000000221000000703BFF7D8F.png" manifest:media-type="image/png"/>
  <manifest:file-entry manifest:full-path="Pictures/10000000000003200000025880B60B2F.png" manifest:media-type="image/png"/>
  <manifest:file-entry manifest:full-path="Pictures/10000000000002BC0000023B88F6E4E1.png" manifest:media-type="image/png"/>
  <manifest:file-entry manifest:full-path="Pictures/100000000000031C000001F6F87EE6F8.png" manifest:media-type="image/png"/>
  <manifest:file-entry manifest:full-path="Pictures/100000000000024A0000013AD986E65C.png" manifest:media-type="image/png"/>
  <manifest:file-entry manifest:full-path="Pictures/10000000000001E7000000B6F0B5AEB3.png" manifest:media-type="image/png"/>
  <manifest:file-entry manifest:full-path="Pictures/10000000000001D4000000A236ACB7C0.png" manifest:media-type="image/png"/>
  <manifest:file-entry manifest:full-path="Pictures/10000000000002DC0000025895755F68.png" manifest:media-type="image/png"/>
  <manifest:file-entry manifest:full-path="Pictures/100000000000031F00000257D9032BBF.png" manifest:media-type="image/png"/>
  <manifest:file-entry manifest:full-path="Pictures/10000000000001CF00000122229E7ECA.png" manifest:media-type="image/png"/>
  <manifest:file-entry manifest:full-path="Pictures/10000000000001CC00000116DCBBB2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563f" officeooo:paragraph-rsid="0003563f"/>
    </style:style>
    <style:style style:name="P2" style:family="paragraph" style:parent-style-name="Standard">
      <style:text-properties officeooo:rsid="0003563f" officeooo:paragraph-rsid="0003563f"/>
    </style:style>
    <style:style style:name="T1" style:family="text">
      <style:text-properties officeooo:rsid="00054c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x="0cm" svg:y="0.503cm" svg:width="17cm" svg:height="12.815cm" draw:z-index="0"><draw:image xlink:href="Pictures/10000000000003200000025B63EEE8E6.png" xlink:type="simple" xlink:show="embed" xlink:actuate="onLoad" draw:mime-type="image/png"/></draw:frame><text:span text:style-name="T1">s</text:span>Sudo fdisk -l</text:p>
      <text:p text:style-name="P1"/>
      <text:p text:style-name="P1"><draw:frame draw:style-name="fr1" draw:name="Изображение2" text:anchor-type="char" svg:x="0.125cm" svg:y="0.026cm" svg:width="16.882cm" svg:height="3.789cm" draw:z-index="1"><draw:image xlink:href="Pictures/10000000000001DA0000006818A0F806.png" xlink:type="simple" xlink:show="embed" xlink:actuate="onLoad" draw:mime-type="image/png"/></draw:frame></text:p>
      <text:p text:style-name="P1"><draw:frame draw:style-name="fr2" draw:name="Изображение3" text:anchor-type="char" svg:width="17cm" svg:height="4.269cm" draw:z-index="2"><draw:image xlink:href="Pictures/1000000000000291000000A582B4D345.png" xlink:type="simple" xlink:show="embed" xlink:actuate="onLoad" draw:mime-type="image/png"/></draw:frame></text:p>
      <text:p text:style-name="P1"><draw:frame draw:style-name="fr1" draw:name="Изображение4" text:anchor-type="char" svg:x="0.049cm" svg:y="0cm" svg:width="14.416cm" svg:height="2.962cm" draw:z-index="3"><draw:image xlink:href="Pictures/1000000000000221000000703BFF7D8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2" draw:name="Изображение5" text:anchor-type="char" svg:width="17cm" svg:height="12.744cm" draw:z-index="4"><draw:image xlink:href="Pictures/100000000000031F00000257D9032BBF.png" xlink:type="simple" xlink:show="embed" xlink:actuate="onLoad" draw:mime-type="image/png"/></draw:frame><draw:frame draw:style-name="fr1" draw:name="Изображение6" text:anchor-type="char" svg:x="0cm" svg:y="12.742cm" svg:width="17cm" svg:height="12.749cm" draw:z-index="5"><draw:image xlink:href="Pictures/10000000000003200000025880B60B2F.png" xlink:type="simple" xlink:show="embed" xlink:actuate="onLoad" draw:mime-type="image/png"/></draw:frame><text:soft-page-break/></text:p>
      <text:p text:style-name="P1"/>
      <text:p text:style-name="P1"><draw:frame draw:style-name="fr1" draw:name="Изображение7" text:anchor-type="char" svg:x="-0.005cm" svg:y="0cm" svg:width="12.883cm" svg:height="4.814cm" draw:z-index="6"><draw:image xlink:href="Pictures/10000000000001E7000000B6F0B5AEB3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Изображение8" text:anchor-type="char" svg:x="0.009cm" svg:y="0cm" svg:width="15.503cm" svg:height="8.306cm" draw:z-index="7"><draw:image xlink:href="Pictures/100000000000024A0000013AD986E65C.png" xlink:type="simple" xlink:show="embed" xlink:actuate="onLoad" draw:mime-type="image/png"/></draw:frame></text:p>
      <text:p text:style-name="P1">sudo fdisk -l</text:p>
      <text:p text:style-name="P1"><draw:frame draw:style-name="fr1" draw:name="Изображение9" text:anchor-type="char" svg:x="0.053cm" svg:y="0.189cm" svg:width="17cm" svg:height="13.933cm" draw:z-index="8"><draw:image xlink:href="Pictures/10000000000002DC0000025895755F68.png" xlink:type="simple" xlink:show="embed" xlink:actuate="onLoad" draw:mime-type="image/png"/></draw:frame><text:soft-page-break/></text:p>
      <text:p text:style-name="P1"><draw:frame draw:style-name="fr2" draw:name="Изображение10" text:anchor-type="char" svg:width="17cm" svg:height="6.108cm" draw:z-index="9"><draw:image xlink:href="Pictures/100000000000028B000000EA7F9C4C09.png" xlink:type="simple" xlink:show="embed" xlink:actuate="onLoad" draw:mime-type="image/png"/></draw:frame><text:soft-page-break/></text:p>
      <text:p text:style-name="P1"><draw:frame draw:style-name="fr3" draw:name="Изображение11" text:anchor-type="char" svg:width="17cm" svg:height="13.866cm" draw:z-index="10"><draw:image xlink:href="Pictures/10000000000002BC0000023B88F6E4E1.png" xlink:type="simple" xlink:show="embed" xlink:actuate="onLoad" draw:mime-type="image/png"/></draw:frame></text:p>
      <text:p text:style-name="P1"><draw:frame draw:style-name="fr1" draw:name="Изображение12" text:anchor-type="char" svg:x="0.021cm" svg:y="0cm" svg:width="12.248cm" svg:height="7.671cm" draw:z-index="11"><draw:image xlink:href="Pictures/10000000000001CF00000122229E7EC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Изображение13" text:anchor-type="char" svg:x="0.286cm" svg:y="0.173cm" svg:width="12.169cm" svg:height="7.354cm" draw:z-index="12"><draw:image xlink:href="Pictures/10000000000001CC00000116DCBBB2F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Изображение14" text:anchor-type="char" svg:width="17cm" svg:height="9.029cm" draw:z-index="13"><draw:image xlink:href="Pictures/1000000000000313000001A206574EF1.png" xlink:type="simple" xlink:show="embed" xlink:actuate="onLoad" draw:mime-type="image/png"/></draw:frame></text:p>
      <text:p text:style-name="P1"/>
      <text:p text:style-name="P1"/>
      <text:p text:style-name="P1"><draw:frame draw:style-name="fr3" draw:name="Изображение15" text:anchor-type="char" svg:width="17cm" svg:height="10.721cm" draw:z-index="14"><draw:image xlink:href="Pictures/100000000000031C000001F6F87EE6F8.png" xlink:type="simple" xlink:show="embed" xlink:actuate="onLoad" draw:mime-type="image/png"/></draw:frame><text:soft-page-break/></text:p>
      <text:p text:style-name="P1"><draw:frame draw:style-name="fr2" draw:name="Изображение16" text:anchor-type="char" svg:width="17cm" svg:height="6.001cm" draw:z-index="15"><draw:image xlink:href="Pictures/10000000000002E600000106DE310911.png" xlink:type="simple" xlink:show="embed" xlink:actuate="onLoad" draw:mime-type="image/png"/></draw:frame></text:p>
      <text:p text:style-name="P1"><draw:frame draw:style-name="fr1" draw:name="Изображение17" text:anchor-type="char" svg:x="0.088cm" svg:y="0cm" svg:width="13.174cm" svg:height="2.591cm" draw:z-index="16"><draw:image xlink:href="Pictures/10000000000001F200000062D35CCD2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Изображение18" text:anchor-type="char" svg:x="0.115cm" svg:y="0cm" svg:width="12.381cm" svg:height="4.284cm" draw:z-index="17"><draw:image xlink:href="Pictures/10000000000001D4000000A236ACB7C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3:22:34.994707234</meta:creation-date>
    <dc:date>2025-05-03T12:43:29.728412003</dc:date>
    <meta:editing-duration>PT1H17M54S</meta:editing-duration>
    <meta:editing-cycles>2</meta:editing-cycles>
    <meta:generator>LibreOffice/7.6.7.2$Linux_X86_64 LibreOffice_project/60$Build-2</meta:generator>
    <meta:document-statistic meta:table-count="0" meta:image-count="18" meta:object-count="0" meta:page-count="7" meta:paragraph-count="2" meta:word-count="6" meta:character-count="27" meta:non-whitespace-character-count="23"/>
  </office:meta>
</office:document-meta>
</file>